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Arabic Kufi" svg:font-family="'Droid Arabic Kufi'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dc2d6" officeooo:paragraph-rsid="009dc2d6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4" style:family="paragraph" style:parent-style-name="Standard">
      <style:paragraph-properties fo:line-height="100%" fo:text-align="center" style:justify-single-word="false"/>
      <style:text-properties fo:font-size="16pt" officeooo:paragraph-rsid="00023665" style:font-size-asian="14pt" style:font-size-complex="16pt"/>
    </style:style>
    <style:style style:name="P15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6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rsid="00a9a747" officeooo:paragraph-rsid="00a9a747" style:font-size-asian="14pt" style:font-size-complex="14pt"/>
    </style:style>
    <style:style style:name="P17" style:family="paragraph" style:parent-style-name="Preformatted_20_Text" style:list-style-name="L3">
      <style:paragraph-properties fo:line-height="100%" fo:text-align="start" style:justify-single-word="false"/>
      <style:text-properties officeooo:paragraph-rsid="008aa8ce"/>
    </style:style>
    <style:style style:name="P18" style:family="paragraph" style:parent-style-name="Preformatted_20_Text" style:list-style-name="L3">
      <style:paragraph-properties fo:line-height="100%" fo:text-align="start" style:justify-single-word="false"/>
      <style:text-properties officeooo:paragraph-rsid="00a9217f"/>
    </style:style>
    <style:style style:name="P19" style:family="paragraph" style:parent-style-name="Preformatted_20_Text" style:list-style-name="L3">
      <style:paragraph-properties fo:line-height="100%" fo:text-align="start" style:justify-single-word="false"/>
      <style:text-properties officeooo:paragraph-rsid="00a9a747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2e959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a52676" style:font-size-asian="14pt" style:font-weight-asian="normal" style:font-name-complex="Droid Sans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c60d9" style:font-size-asian="14pt" style:font-weight-asian="normal" style:font-name-complex="Droid Sans" style:font-size-complex="14pt" style:font-weight-complex="normal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a30de5" style:font-size-asian="14pt" style:font-weight-asian="normal" style:font-size-complex="14pt" style:font-weight-complex="normal"/>
    </style:style>
    <style:style style:name="P4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46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7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8" style:family="paragraph" style:parent-style-name="Standard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9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50" style:family="paragraph" style:parent-style-name="Standard" style:list-style-name="L2">
      <style:paragraph-properties fo:line-height="100%" fo:text-align="start" style:justify-single-word="false"/>
      <style:text-properties officeooo:paragraph-rsid="0088171a"/>
    </style:style>
    <style:style style:name="P51" style:family="paragraph" style:parent-style-name="Standard" style:list-style-name="L3">
      <style:paragraph-properties fo:line-height="100%" fo:text-align="start" style:justify-single-word="false"/>
      <style:text-properties officeooo:paragraph-rsid="008b0d90"/>
    </style:style>
    <style:style style:name="P52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5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5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57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58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9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6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normal" style:font-weight-asian="normal" style:font-name-complex="Droid Sans" style:font-weight-complex="normal"/>
    </style:style>
    <style:style style:name="T8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9" style:family="text">
      <style:text-properties style:font-name="Droid Sans" style:font-name-complex="Droid Sans"/>
    </style:style>
    <style:style style:name="T10" style:family="text">
      <style:text-properties style:font-name="Droid Sans" officeooo:rsid="0024a2f7" style:font-name-complex="Droid Sans"/>
    </style:style>
    <style:style style:name="T11" style:family="text">
      <style:text-properties style:font-name="Droid Sans" officeooo:rsid="001fd34e" style:font-name-complex="Droid Sans"/>
    </style:style>
    <style:style style:name="T12" style:family="text">
      <style:text-properties style:font-name="Droid Sans" officeooo:rsid="00277e4b" style:font-name-complex="Droid Sans"/>
    </style:style>
    <style:style style:name="T13" style:family="text">
      <style:text-properties style:font-name="Droid Sans" officeooo:rsid="004f3c1c" style:font-name-complex="Droid Sans"/>
    </style:style>
    <style:style style:name="T14" style:family="text">
      <style:text-properties style:font-name="Droid Sans" officeooo:rsid="00277e4b"/>
    </style:style>
    <style:style style:name="T15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1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0a09fc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fo:font-weight="bold" officeooo:rsid="0055618f" style:font-weight-asian="bold" style:font-name-complex="Droid Sans" style:font-size-complex="14pt" style:font-weight-complex="bold"/>
    </style:style>
    <style:style style:name="T38" style:family="text">
      <style:text-properties style:font-name="Droid Sans" fo:font-size="14pt" style:font-size-asian="14pt" style:font-size-complex="14pt"/>
    </style:style>
    <style:style style:name="T39" style:family="text">
      <style:text-properties style:font-name="Droid Sans" fo:font-size="14pt" officeooo:rsid="0033fe79" style:font-size-asian="14pt" style:font-size-complex="14pt"/>
    </style:style>
    <style:style style:name="T40" style:family="text">
      <style:text-properties style:font-name="Droid Sans" fo:font-size="14pt" officeooo:rsid="00a9a747" style:font-size-asian="14pt" style:font-size-complex="14pt"/>
    </style:style>
    <style:style style:name="T41" style:family="text">
      <style:text-properties style:font-name="Droid Sans" fo:font-size="14pt" officeooo:rsid="0082eac7" style:font-size-asian="14pt" style:font-size-complex="14pt"/>
    </style:style>
    <style:style style:name="T42" style:family="text">
      <style:text-properties style:font-name="Droid Sans" officeooo:rsid="001fd34e"/>
    </style:style>
    <style:style style:name="T43" style:family="text">
      <style:text-properties officeooo:rsid="00057071"/>
    </style:style>
    <style:style style:name="T44" style:family="text">
      <style:text-properties officeooo:rsid="00090694"/>
    </style:style>
    <style:style style:name="T45" style:family="text">
      <style:text-properties officeooo:rsid="002ff151"/>
    </style:style>
    <style:style style:name="T46" style:family="text">
      <style:text-properties officeooo:rsid="0033fe79"/>
    </style:style>
    <style:style style:name="T47" style:family="text">
      <style:text-properties fo:font-weight="normal" style:font-weight-asian="normal" style:font-name-complex="Droid Sans" style:font-weight-complex="normal"/>
    </style:style>
    <style:style style:name="T48" style:family="text">
      <style:text-properties fo:font-weight="normal" officeooo:rsid="00277e4b" style:font-weight-asian="normal" style:font-name-complex="Droid Sans" style:font-weight-complex="normal"/>
    </style:style>
    <style:style style:name="T49" style:family="text">
      <style:text-properties officeooo:rsid="00462138"/>
    </style:style>
    <style:style style:name="T50" style:family="text">
      <style:text-properties officeooo:rsid="004796d1"/>
    </style:style>
    <style:style style:name="T51" style:family="text">
      <style:text-properties officeooo:rsid="004cddbe"/>
    </style:style>
    <style:style style:name="T52" style:family="text">
      <style:text-properties officeooo:rsid="004b520c"/>
    </style:style>
    <style:style style:name="T53" style:family="text">
      <style:text-properties officeooo:rsid="004fbf97"/>
    </style:style>
    <style:style style:name="T54" style:family="text">
      <style:text-properties officeooo:rsid="00516df3"/>
    </style:style>
    <style:style style:name="T55" style:family="text">
      <style:text-properties officeooo:rsid="0052cd68"/>
    </style:style>
    <style:style style:name="T56" style:family="text">
      <style:text-properties fo:font-size="14pt" style:font-size-asian="14pt" style:font-size-complex="14pt"/>
    </style:style>
    <style:style style:name="T57" style:family="text">
      <style:text-properties fo:font-size="14pt" officeooo:rsid="00850999" style:font-size-asian="14pt" style:font-size-complex="14pt"/>
    </style:style>
    <style:style style:name="T58" style:family="text">
      <style:text-properties fo:font-size="14pt" officeooo:rsid="00a44233" style:font-size-asian="14pt" style:font-size-complex="14pt"/>
    </style:style>
    <style:style style:name="T59" style:family="text">
      <style:text-properties officeooo:rsid="005579d7"/>
    </style:style>
    <style:style style:name="T60" style:family="text">
      <style:text-properties officeooo:rsid="006468e1"/>
    </style:style>
    <style:style style:name="T61" style:family="text">
      <style:text-properties officeooo:rsid="006cd358"/>
    </style:style>
    <style:style style:name="T62" style:family="text">
      <style:text-properties officeooo:rsid="0077136e"/>
    </style:style>
    <style:style style:name="T63" style:family="text">
      <style:text-properties officeooo:rsid="0082eac7"/>
    </style:style>
    <style:style style:name="T64" style:family="text">
      <style:text-properties officeooo:rsid="001f0e1f"/>
    </style:style>
    <style:style style:name="T65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66" style:family="text">
      <style:text-properties officeooo:rsid="009308a8"/>
    </style:style>
    <style:style style:name="T67" style:family="text">
      <style:text-properties officeooo:rsid="0094ad22"/>
    </style:style>
    <style:style style:name="T68" style:family="text">
      <style:text-properties officeooo:rsid="00a62a73"/>
    </style:style>
    <style:style style:name="T69" style:family="text">
      <style:text-properties style:font-name="Droid Arabic Kufi" fo:font-size="14pt" fo:font-weight="bold" officeooo:rsid="001f1a30" style:font-size-asian="14pt" style:font-weight-asian="bold" style:font-name-complex="Droid Arabic Kufi" style:font-size-complex="14pt" style:font-weight-complex="bold"/>
    </style:style>
    <style:style style:name="T70" style:family="text">
      <style:text-properties style:font-name="Droid Arabic Kufi" fo:font-size="14pt" fo:font-weight="bold" officeooo:rsid="00a9217f" style:font-size-asian="14pt" style:font-weight-asian="bold" style:font-name-complex="Droid Arabic Kufi" style:font-size-complex="14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8"><text:span text:style-name="T60">Junior </text:span>Software <text:span text:style-name="T68">Developer</text:span> (Backend - Frontend)</text:p>
      <text:p text:style-name="P7"/>
      <text:p text:style-name="P13"><text:span text:style-name="T6">Portfolio</text:span><text:span text:style-name="T7">: </text:span><text:span text:style-name="T8">m-shrief.tech</text:span></text:p>
      <text:p text:style-name="P13"><text:span text:style-name="T6">Mail</text:span><text:span text:style-name="T7">: contact@m-shrief.tech</text:span></text:p>
      <text:p text:style-name="P10"><text:span text:style-name="T1">GitHub</text:span>: github.com/m-shrief</text:p>
      <text:p text:style-name="P11"><text:span text:style-name="T1">Linkedin:</text:span> <text:s/><text:a xlink:type="simple" xlink:href="https://www.linkedin.com/in/mohamed-shrief-12b2272b0/" text:style-name="Internet_20_link" text:visited-style-name="Visited_20_Internet_20_Link">mohamed-shrief-12b2272b0</text:a></text:p>
      <text:p text:style-name="P12"><text:span text:style-name="T1">Location</text:span>: Cairo, Egypt</text:p>
      <text:p text:style-name="P9"><text:span text:style-name="T1">Phone</text:span>: +201025331595</text:p>
      <text:p text:style-name="P2"><draw:line text:anchor-type="paragraph" draw:z-index="2" draw:name="Horizontal line 2" draw:style-name="gr1" draw:text-style-name="P60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20">JavaScript and TypeScript </text:p>
        </text:list-item>
        <text:list-item>
          <text:p text:style-name="P22">Go</text:p>
        </text:list-item>
        <text:list-item>
          <text:p text:style-name="P23">Nodejs and Express.js</text:p>
        </text:list-item>
        <text:list-item>
          <text:p text:style-name="P20">Postgres, MongoDB <text:span text:style-name="T44">and Redis</text:span></text:p>
        </text:list-item>
        <text:list-item>
          <text:p text:style-name="P24">HTML, CSS and SCSS</text:p>
        </text:list-item>
        <text:list-item>
          <text:p text:style-name="P21">Vuejs <text:span text:style-name="T51">and its</text:span>’ <text:span text:style-name="T4">ecosystem</text:span> <text:span text:style-name="T4">(</text:span><text:span text:style-name="T51">like </text:span>Pinia <text:span text:style-name="T55">and</text:span> <text:span text:style-name="T54">V</text:span>ue<text:span text:style-name="T54">R</text:span>outer<text:span text:style-name="T4">)</text:span></text:p>
        </text:list-item>
        <text:list-item>
          <text:p text:style-name="P25"><text:span text:style-name="T51">Vite, </text:span><text:span text:style-name="T52">Vitest and Cypress</text:span></text:p>
        </text:list-item>
        <text:list-item>
          <text:p text:style-name="P25">Astro</text:p>
        </text:list-item>
        <text:list-item>
          <text:p text:style-name="P26">Docker Containerization</text:p>
        </text:list-item>
      </text:list>
      <text:p text:style-name="P2"><draw:line text:anchor-type="paragraph" draw:z-index="1" draw:name="Horizontal line 3" draw:style-name="gr1" draw:text-style-name="P60" svg:x1="-0.2591in" svg:y1="0.1272in" svg:x2="7.1071in" svg:y2="0.1035in"><text:p/></draw:line></text:p>
      <text:p text:style-name="P6">Projects</text:p>
      <text:p text:style-name="P14"><text:span text:style-name="T37"/></text:p>
      <text:list text:style-name="L2">
        <text:list-item>
          <text:p text:style-name="P50"><text:span text:style-name="T69">“</text:span><text:span text:style-name="T70">Adeeb أديب </text:span><text:span text:style-name="T69">”</text:span><text:span text:style-name="T31"><text:line-break/></text:span><text:span text:style-name="T23">Mainly consists of a</text:span><text:span text:style-name="T24">n SSR, which communicates with a </text:span><text:span text:style-name="T23">REST API for business functionality. </text:span><text:span text:style-name="T24">And it</text:span><text:span text:style-name="T27">s backend</text:span><text:span text:style-name="T23"> depends on Users’ gRPC service to handle </text:span><text:span text:style-name="T28">authentication and authorization</text:span><text:span text:style-name="T26">.</text:span><text:span text:style-name="T31"><text:line-break/></text:span><text:span text:style-name="T36">My Role</text:span><text:span text:style-name="T21">: </text:span><text:span text:style-name="T22">Full Development and Operations.</text:span><text:span text:style-name="T31"><text:line-break/></text:span><text:span text:style-name="T15">(</text:span><text:a xlink:type="simple" xlink:href="https://github.com/M-Shrief/Adeeb_Astro_SSR" text:style-name="Internet_20_link" text:visited-style-name="Visited_20_Internet_20_Link"><text:span text:style-name="T15">Fronten</text:span><text:span text:style-name="T16">d’</text:span><text:span text:style-name="T17">s</text:span><text:span text:style-name="T16"> repo</text:span></text:a><text:span text:style-name="T15"> – </text:span><text:a xlink:type="simple" xlink:href="https://github.com/M-Shrief/Adeeb_ExpressTS_Postgres" text:style-name="Internet_20_link" text:visited-style-name="Visited_20_Internet_20_Link"><text:span text:style-name="T15">Backen</text:span><text:span text:style-name="T16">d’</text:span><text:span text:style-name="T17">s</text:span><text:span text:style-name="T16"> repo</text:span></text:a><text:span text:style-name="T15">)</text:span></text:p>
        </text:list-item>
      </text:list>
      <text:list text:style-name="L3">
        <text:list-item>
          <text:list>
            <text:list-item>
              <text:p text:style-name="P27">Tech stack:</text:p>
              <text:list>
                <text:list-item>
                  <text:p text:style-name="P53"><text:span text:style-name="T11">A</text:span><text:span text:style-name="T9">deeb’s frontned:</text:span></text:p>
                  <text:list>
                    <text:list-item>
                      <text:p text:style-name="P32">JavaScript and TypeScript</text:p>
                    </text:list-item>
                    <text:list-item>
                      <text:p text:style-name="P33"><text:span text:style-name="T45">HTML, </text:span><text:span text:style-name="T46">S</text:span><text:span text:style-name="T45">CSS </text:span><text:span text:style-name="T66">and </text:span>Vite.</text:p>
                    </text:list-item>
                    <text:list-item>
                      <text:p text:style-name="P28">Astro</text:p>
                    </text:list-item>
                    <text:list-item>
                      <text:p text:style-name="P28">Vuejs</text:p>
                    </text:list-item>
                  </text:list>
                </text:list-item>
                <text:list-item>
                  <text:p text:style-name="P34">Adeeb’s backend:</text:p>
                  <text:list>
                    <text:list-item>
                      <text:p text:style-name="P34">JavaScript and <text:span text:style-name="T64">TypeScript</text:span></text:p>
                    </text:list-item>
                    <text:list-item>
                      <text:p text:style-name="P54"><text:span text:style-name="T9">Nodejs </text:span><text:span text:style-name="T10">and </text:span><text:span text:style-name="T9">Express.js</text:span></text:p>
                    </text:list-item>
                    <text:list-item>
                      <text:p text:style-name="P54"><text:span text:style-name="T9">Postgres </text:span><text:span text:style-name="T12">and </text:span><text:span text:style-name="T10">TypeORM </text:span><text:span text:style-name="T12">with </text:span><text:span text:style-name="T11">Redis</text:span></text:p>
                    </text:list-item>
                  </text:list>
                </text:list-item>
                <text:list-item>
                  <text:p text:style-name="P34">Users’ service:</text:p>
                  <text:list>
                    <text:list-item>
                      <text:p text:style-name="P34"><text:soft-page-break/>Go</text:p>
                    </text:list-item>
                    <text:list-item>
                      <text:p text:style-name="P34">Postgres with Sqlc and Pgx.<text:line-break/></text:p>
                    </text:list-item>
                  </text:list>
                </text:list-item>
              </text:list>
            </text:list-item>
            <text:list-item>
              <text:p text:style-name="P57"><text:span text:style-name="T11">C</text:span><text:span text:style-name="T9">haracteristics: </text:span></text:p>
              <text:list>
                <text:list-item>
                  <text:p text:style-name="P49"><text:span text:style-name="T58">+90</text:span><text:span text:style-name="T56"> mark</text:span><text:span text:style-name="T57">s</text:span><text:span text:style-name="T56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6">google’s lighthouse</text:span></text:a><text:span text:style-name="T56">.</text:span></text:p>
                </text:list-item>
                <text:list-item>
                  <text:p text:style-name="P35">JWT authentication and authorization.</text:p>
                </text:list-item>
                <text:list-item>
                  <text:p text:style-name="P35">Internationalization</text:p>
                </text:list-item>
                <text:list-item>
                  <text:p text:style-name="P57"><text:span text:style-name="T5">Data validation</text:span><text:span text:style-name="T14">.</text:span></text:p>
                </text:list-item>
                <text:list-item>
                  <text:p text:style-name="P43">Dark/Light Theme.</text:p>
                </text:list-item>
                <text:list-item>
                  <text:p text:style-name="P37"><text:span text:style-name="T61">Regression and </text:span><text:span text:style-name="T50">C</text:span><text:span text:style-name="T49">omponent testing </text:span><text:span text:style-name="T59">with Vitest</text:span></text:p>
                </text:list-item>
                <text:list-item>
                  <text:p text:style-name="P37">Documentation with TSdoc and TypeDoc.</text:p>
                </text:list-item>
                <text:list-item>
                  <text:p text:style-name="P39"><text:span text:style-name="T53">Sentry for monitoring </text:span><text:span text:style-name="T59">errors and performance</text:span></text:p>
                </text:list-item>
                <text:list-item>
                  <text:p text:style-name="P59"><text:span text:style-name="T42">D</text:span><text:span text:style-name="T5">ocker Containerization</text:span></text:p>
                </text:list-item>
              </text:list>
            </text:list-item>
            <text:list-item>
              <text:p text:style-name="P16"><text:span text:style-name="T48">D</text:span><text:span text:style-name="T47">eployed From September 2023 to April 2024:</text:span></text:p>
              <text:list>
                <text:list-item>
                  <text:p text:style-name="P19"><text:span text:style-name="T41">U</text:span><text:span text:style-name="T38">sing Digital ocean server, with Ubuntu and Nginx.</text:span></text:p>
                </text:list-item>
                <text:list-item>
                  <text:p text:style-name="P19"><text:span text:style-name="T40">Used </text:span><text:span text:style-name="T39">CloudFlare</text:span><text:span text:style-name="T40"> to m</text:span><text:span text:style-name="T38">anag</text:span><text:span text:style-name="T40">e</text:span><text:span text:style-name="T38"> Domains, DNS, SSL, CDN </text:span><text:span text:style-name="T40">and on.</text:span></text:p>
                </text:list-item>
              </text:list>
            </text:list-item>
          </text:list>
        </text:list-item>
        <text:list-item>
          <text:p text:style-name="P18"><text:span text:style-name="T69">“</text:span><text:span text:style-name="T70">Adeeb أديب </text:span><text:span text:style-name="T69">”</text:span><text:span text:style-name="T30"> </text:span><text:span text:style-name="T35">(2</text:span><text:span text:style-name="T65">nd</text:span><text:span text:style-name="T35"> version)</text:span></text:p>
          <text:p text:style-name="P51"><text:span text:style-name="T23">Mainly consists of </text:span><text:span text:style-name="T25">a</text:span><text:span text:style-name="T29">n</text:span><text:span text:style-name="T25"> SPA</text:span><text:span text:style-name="T24"> with a </text:span><text:span text:style-name="T23">REST API.</text:span></text:p>
          <text:p text:style-name="P17"><text:span text:style-name="T36">My Role</text:span><text:span text:style-name="T21">: </text:span><text:span text:style-name="T22">Full Development.</text:span><text:span text:style-name="T30"><text:line-break/></text:span><text:span text:style-name="T34">(</text:span><text:a xlink:type="simple" xlink:href="https://github.com/M-Shrief/Adeeb_Vue_TS" text:style-name="Internet_20_link" text:visited-style-name="Visited_20_Internet_20_Link"><text:span text:style-name="T15">Fronten</text:span><text:span text:style-name="T16">d’</text:span><text:span text:style-name="T17">s</text:span><text:span text:style-name="T16"> repo</text:span></text:a><text:span text:style-name="T15"> – </text:span><text:a xlink:type="simple" xlink:href="https://github.com/M-Shrief/Adeeb_ExpressTS" text:style-name="Internet_20_link" text:visited-style-name="Visited_20_Internet_20_Link"><text:span text:style-name="T15">Backen</text:span><text:span text:style-name="T16">d’</text:span><text:span text:style-name="T17">s</text:span><text:span text:style-name="T16"> repo</text:span></text:a><text:span text:style-name="T15">)</text:span></text:p>
          <text:list>
            <text:list-item>
              <text:p text:style-name="P29">Tech stack:</text:p>
              <text:list>
                <text:list-item>
                  <text:p text:style-name="P30"><text:span text:style-name="T67">JavaScript and </text:span>TypeScript</text:p>
                </text:list-item>
                <text:list-item>
                  <text:p text:style-name="P31"><text:span text:style-name="T45">HTML, </text:span><text:span text:style-name="T46">S</text:span><text:span text:style-name="T45">CSS </text:span><text:span text:style-name="T67">and Vite</text:span></text:p>
                </text:list-item>
                <text:list-item>
                  <text:p text:style-name="P55"><text:span text:style-name="T9">Vuejs, </text:span><text:span text:style-name="T13">Pinia and VueRouter</text:span></text:p>
                </text:list-item>
                <text:list-item>
                  <text:p text:style-name="P55"><text:span text:style-name="T9">Nodejs </text:span><text:span text:style-name="T10">and </text:span><text:span text:style-name="T9">Express.js</text:span></text:p>
                </text:list-item>
                <text:list-item>
                  <text:p text:style-name="P56"><text:span text:style-name="T13">MongoDB and </text:span><text:span text:style-name="T11">Redis</text:span></text:p>
                </text:list-item>
              </text:list>
            </text:list-item>
            <text:list-item>
              <text:p text:style-name="P58"><text:span text:style-name="T11">C</text:span><text:span text:style-name="T9">haracteristics: </text:span></text:p>
              <text:list>
                <text:list-item>
                  <text:p text:style-name="P36">JWT authentication and authorization.</text:p>
                </text:list-item>
                <text:list-item>
                  <text:p text:style-name="P44">Data validation.</text:p>
                </text:list-item>
                <text:list-item>
                  <text:p text:style-name="P45">Dark/Light Theme.</text:p>
                </text:list-item>
                <text:list-item>
                  <text:p text:style-name="P38"><text:span text:style-name="T61">Regression and </text:span><text:span text:style-name="T50">C</text:span><text:span text:style-name="T49">omponent testing </text:span><text:span text:style-name="T59">with Vitest </text:span>and Cypress.</text:p>
                </text:list-item>
                <text:list-item>
                  <text:p text:style-name="P40"><text:span text:style-name="T62">CI using g</text:span>ithub actions for testing</text:p>
                </text:list-item>
                <text:list-item>
                  <text:p text:style-name="P41">Docker Containerization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60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42"><text:span text:style-name="T1">CMU</text:span>, Intro to Database Systems (2022) </text:p>
        </text:list-item>
        <text:list-item>
          <text:p text:style-name="P52"><text:span text:style-name="T32">Redis Uni</text:span><text:span text:style-name="T33">versity</text:span><text:span text:style-name="T32">, </text:span><text:span text:style-name="T18">Introduction to Redis Data Structures </text:span><text:span text:style-name="T19">(</text:span><text:a xlink:type="simple" xlink:href="https://university.redis.com/certificates/3dca706d75e5426e8438a7d54602e379" text:style-name="Internet_20_link" text:visited-style-name="Visited_20_Internet_20_Link"><text:span text:style-name="T20">certificate</text:span></text:a><text:span text:style-name="T19">)</text:span></text:p>
        </text:list-item>
        <text:list-item>
          <text:p text:style-name="P46"><text:span text:style-name="T3">IBM, </text:span><text:span text:style-name="T43">I</text:span>ntroduction to DevOps</text:p>
        </text:list-item>
        <text:list-item>
          <text:p text:style-name="P47"><text:span text:style-name="T2">IBM</text:span><text:span text:style-name="T43">, I</text:span>ntroduction to Cloud Computing.</text:p>
        </text:list-item>
      </text:list>
      <text:p text:style-name="P4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Arabic Kufi" svg:font-family="'Droid Arabic Kufi'" style:font-pitch="variable"/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/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4-02T18:04:35.822228530</dc:date>
    <meta:editing-duration>PT14H17M18S</meta:editing-duration>
    <meta:editing-cycles>136</meta:editing-cycles>
    <meta:generator>LibreOffice/24.2.0.3$Linux_X86_64 LibreOffice_project/420$Build-3</meta:generator>
    <meta:print-date>2024-04-02T18:02:20.335058871</meta:print-date>
    <meta:printed-by>PDF files</meta:printed-by>
    <meta:document-statistic meta:table-count="0" meta:image-count="0" meta:object-count="0" meta:page-count="2" meta:paragraph-count="69" meta:word-count="340" meta:character-count="2095" meta:non-whitespace-character-count="1872"/>
  </office:meta>
</office:document-meta>
</file>